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80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535in"/>
    </style:style>
    <style:style style:name="co4" style:family="table-column">
      <style:table-column-properties fo:break-before="auto" style:column-width="1.9984in"/>
    </style:style>
    <style:style style:name="co5" style:family="table-column">
      <style:table-column-properties fo:break-before="auto" style:column-width="1.922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3.4083in"/>
    </style:style>
    <style:style style:name="co9" style:family="table-column">
      <style:table-column-properties fo:break-before="auto" style:column-width="2.9382in"/>
    </style:style>
    <style:style style:name="co10" style:family="table-column">
      <style:table-column-properties fo:break-before="auto" style:column-width="1.0957in"/>
    </style:style>
    <style:style style:name="co11" style:family="table-column">
      <style:table-column-properties fo:break-before="auto" style:column-width="0.8736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9591in"/>
    </style:style>
    <style:style style:name="co14" style:family="table-column">
      <style:table-column-properties fo:break-before="auto" style:column-width="1.028in"/>
    </style:style>
    <style:style style:name="co15" style:family="table-column">
      <style:table-column-properties fo:break-before="auto" style:column-width="0.8307in"/>
    </style:style>
    <style:style style:name="co16" style:family="table-column">
      <style:table-column-properties fo:break-before="auto" style:column-width="1.1047in"/>
    </style:style>
    <style:style style:name="co17" style:family="table-column">
      <style:table-column-properties fo:break-before="auto" style:column-width="1.0102in"/>
    </style:style>
    <style:style style:name="co18" style:family="table-column">
      <style:table-column-properties fo:break-before="auto" style:column-width="0.8862in"/>
    </style:style>
    <style:style style:name="co19" style:family="table-column">
      <style:table-column-properties fo:break-before="auto" style:column-width="1.0173in"/>
    </style:style>
    <style:style style:name="co20" style:family="table-column">
      <style:table-column-properties fo:break-before="auto" style:column-width="1.2138in"/>
    </style:style>
    <style:style style:name="co21" style:family="table-column">
      <style:table-column-properties fo:break-before="auto" style:column-width="1.072in"/>
    </style:style>
    <style:style style:name="co22" style:family="table-column">
      <style:table-column-properties fo:break-before="auto" style:column-width="1.3339in"/>
    </style:style>
    <style:style style:name="co23" style:family="table-column">
      <style:table-column-properties fo:break-before="auto" style:column-width="1.0283in"/>
    </style:style>
    <style:style style:name="co24" style:family="table-column">
      <style:table-column-properties fo:break-before="auto" style:column-width="1.1484in"/>
    </style:style>
    <style:style style:name="co25" style:family="table-column">
      <style:table-column-properties fo:break-before="auto" style:column-width="1.4866in"/>
    </style:style>
    <style:style style:name="co26" style:family="table-column">
      <style:table-column-properties fo:break-before="auto" style:column-width="1.2902in"/>
    </style:style>
    <style:style style:name="co27" style:family="table-column">
      <style:table-column-properties fo:break-before="auto" style:column-width="0.9138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text-emphasize="none" style:font-relief="none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style:font-size-asian="6.80000019073486pt" style:language-complex="en" style:country-complex="US"/>
    </style:style>
    <style:style style:name="ce9" style:family="table-cell" style:parent-style-name="Default">
      <style:text-properties style:font-name="Arial" style:font-name-asian="DejaVu Sans" style:font-name-complex="DejaVu Sans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Times New Roman"/>
    </style:style>
    <style:style style:name="ce13" style:family="table-cell" style:parent-style-name="Default">
      <style:text-properties style:font-name="Times New Roman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OPR Field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SI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REGEX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SPELL CHECK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office:value-type="string">
            <text:p>Name Block</text:p>
          </table:table-cell>
          <table:table-cell office:value-type="string">
            <text:p>FIELD1</text:p>
          </table:table-cell>
          <table:table-cell/>
          <table:table-cell office:value-type="string">
            <text:p>(?P&lt;LastName&gt;[A-Z][A-Z]*\-?[A-Z]?[A-Z]*),\s(?P&lt;Suffix&gt;Jr\.|Sr\.|IV|III|II)?,?\s?(?P&lt;FirstName&gt;[A-Z][A-Z]*\-?[A-Z]?[A-Z]*?\.?)\s?(?P&lt;MiddleName&gt;[A-Z]?[A-Z]*\.)?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SSN</text:p>
          </table:table-cell>
          <table:table-cell office:value-type="string">
            <text:p>FIELD2</text:p>
          </table:table-cell>
          <table:table-cell/>
          <table:table-cell office:value-type="string">
            <text:p>^\d{3}-\d{2}-\d{4}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DAFSC</text:p>
          </table:table-cell>
          <table:table-cell office:value-type="string">
            <text:p>FIELD4</text:p>
          </table:table-cell>
          <table:table-cell/>
          <table:table-cell office:value-type="string">
            <text:p>^\d{2}[A-Z]\d[A-Z]?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PAS Code</text:p>
          </table:table-cell>
          <table:table-cell office:value-type="string">
            <text:p>FIELD6</text:p>
          </table:table-cell>
          <table:table-cell/>
          <table:table-cell office:value-type="string">
            <text:p>ED1MFSB8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Org</text:p>
          </table:table-cell>
          <table:table-cell office:value-type="string">
            <text:p>FIELD7</text:p>
          </table:table-cell>
          <table:table-cell/>
          <table:table-cell office:value-type="string">
            <text:p>Air Force Research Laboratory, Detachment 11 \(AFMC\)\nEglin AFB FL \(AD\)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Start Period</text:p>
          </table:table-cell>
          <table:table-cell office:value-type="string">
            <text:p>FIELD8</text:p>
          </table:table-cell>
          <table:table-cell/>
          <table:table-cell office:value-type="string">
            <text:p>^\d{1,2}\s(Jan|Feb|Mar|Apr|May|Jun|Jul|Aug|Sep|Oct|Nov|Dec)\s\d{4}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End Period</text:p>
          </table:table-cell>
          <table:table-cell office:value-type="string">
            <text:p>FIELD10</text:p>
          </table:table-cell>
          <table:table-cell/>
          <table:table-cell office:value-type="string">
            <text:p>^\d{1,2}\s(Jan|Feb|Mar|Apr|May|Jun|Jul|Aug|Sep|Oct|Nov|Dec)\s\d{4}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Days of Supervision</text:p>
          </table:table-cell>
          <table:table-cell office:value-type="string">
            <text:p>FIELD9</text:p>
          </table:table-cell>
          <table:table-cell/>
          <table:table-cell office:value-type="string">
            <text:p>^(1[2-9]\d)|(2\d{2})|(3[0-6]\d)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Duty Title</text:p>
          </table:table-cell>
          <table:table-cell office:value-type="string">
            <text:p>FIELD11</text:p>
          </table:table-cell>
          <table:table-cell office:value-type="string">
            <text:p>^(([A-Z][a-z]+|and)[,]?\s?)+$</text:p>
          </table:table-cell>
          <table:table-cell office:value-type="string">
            <text:p>^(([A-Z]+)[,]?\s?)+$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Job Description</text:p>
          </table:table-cell>
          <table:table-cell office:value-type="string">
            <text:p>FIELD12</text:p>
          </table:table-cell>
          <table:table-cell office:value-type="string">
            <text:p>Long Text Block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ater Assessment</text:p>
          </table:table-cell>
          <table:table-cell office:value-type="string">
            <text:p>FIELD13</text:p>
          </table:table-cell>
          <table:table-cell office:value-type="string">
            <text:p>Long Text Block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Feedback Date</text:p>
          </table:table-cell>
          <table:table-cell office:value-type="string">
            <text:p>FIELD14</text:p>
          </table:table-cell>
          <table:table-cell/>
          <table:table-cell office:value-type="string">
            <text:p>^\d{1,2}\s(Jan|Feb|Mar|Apr|May|Jun|Jul|Aug|Sep|Oct|Nov|Dec)\s\d{4}?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ater Name</text:p>
          </table:table-cell>
          <table:table-cell office:value-type="string">
            <text:p>FIELD16</text:p>
          </table:table-cell>
          <table:table-cell/>
          <table:table-cell office:value-type="string">
            <text:p>^(?P&lt;FirstName&gt;[A-Z]*\-?[A-Z]*?\.?)\s(?P&lt;MiddleInit&gt;[A-Z]\.)\s(?P&lt;LastName&gt;[A-Z]*\-?[A-Z]*?)\s?(?P&lt;Suffix&gt;Jr\.|Sr\.|IV|III|II)?,\s(?P&lt;Rank&gt;(Capt|Maj|LtCol|Col|Maj Gen|DR-II \(GS-12\)|DR-III \(GS-14\)|DR-IV \(GS-15\))),\s(DAF|USAF)\nAir Force Research Laboratory\s\(AFMC\)\n(Eglin AFB FL|Wright-Patterson AFB OH)$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ater Duty Title</text:p>
          </table:table-cell>
          <table:table-cell office:value-type="string">
            <text:p>FIELD17</text:p>
          </table:table-cell>
          <table:table-cell/>
          <table:table-cell office:value-type="string">
            <text:p>^(([A-Z][a-z]+|and)[,]?\s?)+$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ater SSN</text:p>
          </table:table-cell>
          <table:table-cell office:value-type="string">
            <text:p>FIELD19</text:p>
          </table:table-cell>
          <table:table-cell/>
          <table:table-cell office:value-type="string">
            <text:p>^\d{4}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Add'l Rater Assessment</text:p>
          </table:table-cell>
          <table:table-cell office:value-type="string">
            <text:p>FIELD20</text:p>
          </table:table-cell>
          <table:table-cell office:value-type="string">
            <text:p>Long Text Block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Add'l Rater Name</text:p>
          </table:table-cell>
          <table:table-cell office:value-type="string">
            <text:p>FIELD25</text:p>
          </table:table-cell>
          <table:table-cell/>
          <table:table-cell office:value-type="string">
            <text:p>^(?P&lt;FirstName&gt;[A-Z]*\-?[A-Z]*?\.?)\s(?P&lt;MiddleInit&gt;[A-Z]\.)\s(?P&lt;LastName&gt;[A-Z]*\-?[A-Z]*?)\s?(?P&lt;Suffix&gt;Jr\.|Sr\.|IV|III|II)?,\s(?P&lt;Rank&gt;(Capt|Maj|LtCol|Col|Maj Gen|DR-II \(GS-12\)|DR-III \(GS-14\)|DR-IV \(GS-15\))),\s(DAF|USAF)\nAir Force Research Laboratory\s\(AFMC\)\n(Eglin AFB FL|Wright-Patterson AFB OH)$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Add'l Rater Duty Title</text:p>
          </table:table-cell>
          <table:table-cell office:value-type="string">
            <text:p>FIELD21</text:p>
          </table:table-cell>
          <table:table-cell/>
          <table:table-cell office:value-type="string">
            <text:p>^(([A-Z][a-z]+|and)[,]?\s?)+$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Add'l Rater SSN</text:p>
          </table:table-cell>
          <table:table-cell office:value-type="string">
            <text:p>FIELD26</text:p>
          </table:table-cell>
          <table:table-cell/>
          <table:table-cell office:value-type="string">
            <text:p>^\d{4}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viewer</text:p>
          </table:table-cell>
          <table:table-cell office:value-type="string">
            <text:p>FIELD23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viewer Duty Title</text:p>
          </table:table-cell>
          <table:table-cell office:value-type="string">
            <text:p>FIELD24</text:p>
          </table:table-cell>
          <table:table-cell/>
          <table:table-cell office:value-type="string">
            <text:p>^(([A-Z][a-z]+|and)[,]?\s?)+$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viewer Name</text:p>
          </table:table-cell>
          <table:table-cell office:value-type="string">
            <text:p>FIELD28</text:p>
          </table:table-cell>
          <table:table-cell office:value-type="string">
            <text:p>AFRL/CV, AFRL/CC, RW/CC</text:p>
          </table:table-cell>
          <table:table-cell office:value-type="string">
            <text:p>^(?P&lt;FirstName&gt;[A-Z]*\-?[A-Z]*?\.?)\s(?P&lt;MiddleInit&gt;[A-Z]\.)\s(?P&lt;LastName&gt;[A-Z]*\-?[A-Z]*?)\s?(?P&lt;Suffix&gt;Jr\.|Sr\.|IV|III|II)?,\s(?P&lt;Rank&gt;(Capt|Maj|LtCol|Col|Maj Gen|DR-II \(GS-12\)|DR-III \(GS-14\)|DR-IV \(GS-15\))),\s(DAF|USAF)\nAir Force Research Laboratory\s\(AFMC\)\n(Eglin AFB FL|Wright-Patterson AFB OH)$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viewer SSN</text:p>
          </table:table-cell>
          <table:table-cell office:value-type="string">
            <text:p>FIELD29</text:p>
          </table:table-cell>
          <table:table-cell/>
          <table:table-cell office:value-type="string">
            <text:p>^\d{4}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FE/AFA Name</text:p>
          </table:table-cell>
          <table:table-cell office:value-type="string">
            <text:p>FIELD33</text:p>
          </table:table-cell>
          <table:table-cell/>
          <table:table-cell office:value-type="string">
            <text:p>(^\s*$)|(^(?P&lt;FirstName&gt;[A-Z]*\-?[A-Z]*?\.?)\s(?P&lt;MiddleInit&gt;[A-Z]\.)\s(?P&lt;LastName&gt;[A-Z]*\-?[A-Z]*?)\s?(?P&lt;Suffix&gt;Jr\.|Sr\.|IV|III|II)?,\s(?P&lt;Rank&gt;(Capt|Maj|LtCol|Col|Maj Gen|DR-II \(GS-12\)|DR-III \(GS-14\)|DR-IV \(GS-15\))),\s(DAF|USAF)\nAir Force Research Laboratory\s\(AFMC\)\n(Eglin AFB FL|Wright-Patterson AFB OH)$)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FE/AFA Duty Title</text:p>
          </table:table-cell>
          <table:table-cell office:value-type="string">
            <text:p>FIELD31</text:p>
          </table:table-cell>
          <table:table-cell/>
          <table:table-cell office:value-type="string">
            <text:p>^(([A-Z][a-z]+|and)[,]?\s?)+$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FE/AFA SSN</text:p>
          </table:table-cell>
          <table:table-cell office:value-type="string">
            <text:p>FIELD34</text:p>
          </table:table-cell>
          <table:table-cell/>
          <table:table-cell office:value-type="string">
            <text:p>^\d{4}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Senior Rater ID</text:p>
          </table:table-cell>
          <table:table-cell office:value-type="string">
            <text:p>FIELD35</text:p>
          </table:table-cell>
          <table:table-cell office:value-type="string">
            <text:p>AFRL/CV, AFRL/CC, RW/CC</text:p>
          </table:table-cell>
          <table:table-cell table:style-name="ce2" office:value-type="string">
            <text:p>^(1MSCC)|(1MSCV)|(1MAR1)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ferral Report Just Ln 1</text:p>
          </table:table-cell>
          <table:table-cell office:value-type="string">
            <text:p>FIELD1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ferral Report Just Ln 2</text:p>
          </table:table-cell>
          <table:table-cell office:value-type="string">
            <text:p>FIELD2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ferral Address Line</text:p>
          </table:table-cell>
          <table:table-cell office:value-type="string">
            <text:p>FIELD3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ferrer Duty Title</text:p>
          </table:table-cell>
          <table:table-cell office:value-type="string">
            <text:p>FIELD4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ferral Date</text:p>
          </table:table-cell>
          <table:table-cell office:value-type="string">
            <text:p>FIELD5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ferrer Name</text:p>
          </table:table-cell>
          <table:table-cell office:value-type="string">
            <text:p>FIELD6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ferrer Signature</text:p>
          </table:table-cell>
          <table:table-cell office:value-type="string">
            <text:p>FIELD7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marks</text:p>
          </table:table-cell>
          <table:table-cell office:value-type="string">
            <text:p>FIELD8</text:p>
          </table:table-cell>
          <table:table-cell office:value-type="string">
            <text:p>Acronyms</text:p>
          </table:table-cell>
          <table:table-cell office:value-type="string">
            <text:p>(?!^.*[;]$)^(((([A-Z][a-z]+)|and|or)\s)+(\([A-Z1-9&amp;]+\));?\s?)+$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Name Block on Reverse</text:p>
          </table:table-cell>
          <table:table-cell office:value-type="string">
            <text:p>FIELD9</text:p>
          </table:table-cell>
          <table:table-cell office:value-type="string">
            <text:p>Empty</text:p>
          </table:table-cell>
          <table:table-cell office:value-type="string">
            <text:p>.*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ferral Report Just Ln 3</text:p>
          </table:table-cell>
          <table:table-cell office:value-type="string">
            <text:p>FIELD10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ferral Report Just Ln 4</text:p>
          </table:table-cell>
          <table:table-cell office:value-type="string">
            <text:p>FIELD11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ferral Report Just Ln 5</text:p>
          </table:table-cell>
          <table:table-cell office:value-type="string">
            <text:p>FIELD12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ferral Ratee Signature</text:p>
          </table:table-cell>
          <table:table-cell office:value-type="string">
            <text:p>FIELD17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eferral Ratee Sig Date</text:p>
          </table:table-cell>
          <table:table-cell office:value-type="string">
            <text:p>FIELD18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Default"/>
          <table:table-cell table:number-columns-repeated="1017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R Checks" table:style-name="ta1" table:print="false">
        <table:table-column table:style-name="co5" table:default-cell-style-name="Default"/>
        <table:table-column table:style-name="co2" table:number-columns-repeated="1023" table:default-cell-style-name="Default"/>
        <table:table-row table:style-name="ro2">
          <table:table-cell table:style-name="ce1" office:value-type="string">
            <text:p>CHECK</text:p>
          </table:table-cell>
          <table:table-cell table:style-name="ce1" office:value-type="string">
            <text:p>SI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SPELL CHECK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Does Not Meet Standards</text:p>
          </table:table-cell>
          <table:table-cell office:value-type="string">
            <text:p>CHECK1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2">
          <table:table-cell office:value-type="string">
            <text:p>Meets Standards</text:p>
          </table:table-cell>
          <table:table-cell office:value-type="string">
            <text:p>CHECK2</text:p>
          </table:table-cell>
          <table:table-cell/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3">
          <table:table-cell office:value-type="string">
            <text:p>Addt'l Rater: Concur</text:p>
          </table:table-cell>
          <table:table-cell office:value-type="string">
            <text:p>CHECK3</text:p>
          </table:table-cell>
          <table:table-cell/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ce5"/>
          <table:table-cell table:number-columns-repeated="1017"/>
        </table:table-row>
        <table:table-row table:style-name="ro3">
          <table:table-cell office:value-type="string">
            <text:p>Addt'l Rater: Non-Concur</text:p>
          </table:table-cell>
          <table:table-cell office:value-type="string">
            <text:p>CHECK4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ce5"/>
          <table:table-cell table:number-columns-repeated="1017"/>
        </table:table-row>
        <table:table-row table:style-name="ro2">
          <table:table-cell office:value-type="string">
            <text:p>Reviewer: Concur</text:p>
          </table:table-cell>
          <table:table-cell office:value-type="string">
            <text:p>CHECK5</text:p>
          </table:table-cell>
          <table:table-cell/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>
            <text:p>Reviewer: Non-Concur</text:p>
          </table:table-cell>
          <table:table-cell office:value-type="string">
            <text:p>CHECK6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ce6"/>
          <table:table-cell table:number-columns-repeated="1017"/>
        </table:table-row>
        <table:table-row table:style-name="ro3">
          <table:table-cell office:value-type="string">
            <text:p>Functional Examiner</text:p>
          </table:table-cell>
          <table:table-cell office:value-type="string">
            <text:p>CHECK7</text:p>
          </table:table-cell>
          <table:table-cell/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ce7"/>
          <table:table-cell table:number-columns-repeated="1017"/>
        </table:table-row>
        <table:table-row table:style-name="ro3">
          <table:table-cell office:value-type="string">
            <text:p>Air Force Advisor</text:p>
          </table:table-cell>
          <table:table-cell office:value-type="string">
            <text:p>CHECK8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ce7"/>
          <table:table-cell table:number-columns-repeated="1017"/>
        </table:table-row>
        <table:table-row table:style-name="ro2">
          <table:table-cell office:value-type="string">
            <text:p>Ratee: Yes</text:p>
          </table:table-cell>
          <table:table-cell office:value-type="string">
            <text:p>CHECK9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>
            <text:p>Ratee: No</text:p>
          </table:table-cell>
          <table:table-cell office:value-type="string">
            <text:p>CHECK10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>
            <text:p>Job Knowledge</text:p>
          </table:table-cell>
          <table:table-cell office:value-type="string">
            <text:p>CHECK1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2">
          <table:table-cell office:value-type="string">
            <text:p>Leadership Skills</text:p>
          </table:table-cell>
          <table:table-cell office:value-type="string">
            <text:p>CHECK3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2">
          <table:table-cell office:value-type="string">
            <text:p>Professional Qualities</text:p>
          </table:table-cell>
          <table:table-cell office:value-type="string">
            <text:p>CHECK5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>
            <text:p>Organizational Skills</text:p>
          </table:table-cell>
          <table:table-cell office:value-type="string">
            <text:p>CHECK7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>
            <text:p>Judgment &amp; Decision Making</text:p>
          </table:table-cell>
          <table:table-cell office:value-type="string">
            <text:p>CHECK9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>
            <text:p>Communication Skills</text:p>
          </table:table-cell>
          <table:table-cell office:value-type="string">
            <text:p>CHECK11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2">
          <table:table-cell office:value-type="string">
            <text:p>Physical Fitness</text:p>
          </table:table-cell>
          <table:table-cell office:value-type="string">
            <text:p>CHECK13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number-columns-repeated="1018"/>
        </table:table-row>
      </table:table>
      <table:table table:name="OPR Popups" table:style-name="ta1" table:print="false"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018" table:default-cell-style-name="Default"/>
        <table:table-row table:style-name="ro2">
          <table:table-cell table:style-name="ce1" office:value-type="string">
            <text:p>POPUP</text:p>
          </table:table-cell>
          <table:table-cell table:style-name="ce1" office:value-type="string">
            <text:p>SI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REGEX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SPELL CHECK</text:p>
          </table:table-cell>
          <table:table-cell table:style-name="ce1" table:number-columns-repeated="1018"/>
        </table:table-row>
        <table:table-row table:style-name="ro3">
          <table:table-cell office:value-type="string">
            <text:p>Grade</text:p>
          </table:table-cell>
          <table:table-cell office:value-type="string">
            <text:p>POPUP4</text:p>
          </table:table-cell>
          <table:table-cell/>
          <table:table-cell office:value-type="string">
            <text:p>^[A-Z]{4}\d{1,2}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ce5"/>
          <table:table-cell table:number-columns-repeated="1017"/>
        </table:table-row>
        <table:table-row table:style-name="ro2">
          <table:table-cell office:value-type="string">
            <text:p>Reason for Report</text:p>
          </table:table-cell>
          <table:table-cell office:value-type="string">
            <text:p>POPUP5</text:p>
          </table:table-cell>
          <table:table-cell/>
          <table:table-cell office:value-type="string">
            <text:p>CELL1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2">
          <table:table-cell office:value-type="string">
            <text:p>Fitness Exemption</text:p>
          </table:table-cell>
          <table:table-cell office:value-type="string">
            <text:p>POPUP2</text:p>
          </table:table-cell>
          <table:table-cell/>
          <table:table-cell office:value-type="string">
            <text:p>^(([A-Z]{4}\d{1,2})|\s*)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>
            <text:p>Member Signature</text:p>
          </table:table-cell>
          <table:table-cell office:value-type="string">
            <text:p>POPUP1</text:p>
          </table:table-cell>
          <table:table-cell/>
          <table:table-cell office:value-type="string">
            <text:p>CELL2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1018"/>
        </table:table-row>
      </table:table>
      <table:table table:name="EPR Fields" table:style-name="ta1" table:print="false">
        <table:table-column table:style-name="co8" table:default-cell-style-name="Default"/>
        <table:table-column table:style-name="co2" table:number-columns-repeated="5" table:default-cell-style-name="Default"/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SI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REGEX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SPELL CHECK</text:p>
          </table:table-cell>
        </table:table-row>
        <table:table-row table:style-name="ro2">
          <table:table-cell office:value-type="string">
            <text:p>Key Duties</text:p>
          </table:table-cell>
          <table:table-cell office:value-type="string">
            <text:p>KeyDuties</text:p>
          </table:table-cell>
          <table:table-cell/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PAS Code</text:p>
          </table:table-cell>
          <table:table-cell office:value-type="string">
            <text:p>PAScode</text:p>
          </table:table-cell>
          <table:table-cell/>
          <table:table-cell office:value-type="string">
            <text:p>ED1MFSB8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Duty Title</text:p>
          </table:table-cell>
          <table:table-cell office:value-type="string">
            <text:p>DutyTitl</text:p>
          </table:table-cell>
          <table:table-cell/>
          <table:table-cell office:value-type="string">
            <text:p>^\n(([A-Z]+)[,]?\s?)+$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2">
          <table:table-cell/>
          <table:table-cell office:value-type="string">
            <text:p>FIELD10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Rater SSN</text:p>
          </table:table-cell>
          <table:table-cell office:value-type="string">
            <text:p>FIELD11</text:p>
          </table:table-cell>
          <table:table-cell/>
          <table:table-cell office:value-type="string">
            <text:p>^\d{4}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Duty AFSC</text:p>
          </table:table-cell>
          <table:table-cell office:value-type="string">
            <text:p>DAFSC</text:p>
          </table:table-cell>
          <table:table-cell/>
          <table:table-cell office:value-type="string">
            <text:p>^\d[A-Z]\d{3}?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Senior Rater ID</text:p>
          </table:table-cell>
          <table:table-cell office:value-type="string">
            <text:p>SRID</text:p>
          </table:table-cell>
          <table:table-cell/>
          <table:table-cell table:style-name="ce2" office:value-type="string">
            <text:p>^(1MSCC)|(1MSCV)|(1MAR1)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Functional Examiner/Air Force Advisor Name</text:p>
          </table:table-cell>
          <table:table-cell office:value-type="string">
            <text:p>FIELD33</text:p>
          </table:table-cell>
          <table:table-cell office:value-type="string">
            <text:p>Empty</text:p>
          </table:table-cell>
          <table:table-cell office:value-type="string">
            <text:p>(^\s*$^)|((?P&lt;FirstName&gt;[A-Z]*\-?[A-Z]*?\.?)\s(?P&lt;MiddleInit&gt;[A-Z]\.)\s(?P&lt;LastName&gt;[A-Z]*\-?[A-Z]*?)\s?(?P&lt;Suffix&gt;Jr\.|Sr\.|IV|III|II)?,\s(?P&lt;Rank&gt;(Capt|Maj|LtCol|Col|Maj Gen|DR-II \(GS-12\)|DR-III \(GS-14\)|DR-IV \(GS-15\))),\s(DAF|USAF)\nAir Force Research Laboratory \(AFMC\)\n(Eglin AFB FL|Wright-Patterson AFB OH)$)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Functional Examiner/Air Force Advisor Duty Title</text:p>
          </table:table-cell>
          <table:table-cell office:value-type="string">
            <text:p>FIELD31</text:p>
          </table:table-cell>
          <table:table-cell office:value-type="string">
            <text:p>Empty</text:p>
          </table:table-cell>
          <table:table-cell office:value-type="string">
            <text:p>(^\s*$^)|((([A-Z][a-z]+|and)[,]?\s?)+$)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Additional Rater Comments</text:p>
          </table:table-cell>
          <table:table-cell office:value-type="string">
            <text:p>IndComment</text:p>
          </table:table-cell>
          <table:table-cell/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Number of Days Supervision</text:p>
          </table:table-cell>
          <table:table-cell office:value-type="string">
            <text:p>NoDaysSupv</text:p>
          </table:table-cell>
          <table:table-cell/>
          <table:table-cell office:value-type="string">
            <text:p>^(1[2-9]\d)|(2\d{2})|(3[0-6]\d)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Functional Examiner/Air Force Advisor SSN</text:p>
          </table:table-cell>
          <table:table-cell office:value-type="string">
            <text:p>FIELD34</text:p>
          </table:table-cell>
          <table:table-cell office:value-type="string">
            <text:p>Empty</text:p>
          </table:table-cell>
          <table:table-cell office:value-type="string">
            <text:p>(^\s*$)|(\d{4}$)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Additional Rater Name</text:p>
          </table:table-cell>
          <table:table-cell office:value-type="string">
            <text:p>FIELD8</text:p>
          </table:table-cell>
          <table:table-cell/>
          <table:table-cell office:value-type="string">
            <text:p>^(?P&lt;FirstName&gt;[A-Z]*\-?[A-Z]*?\.?)\s(?P&lt;MiddleInit&gt;[A-Z]\.)\s(?P&lt;LastName&gt;[A-Z]*\-?[A-Z]*?)\s?(?P&lt;Suffix&gt;Jr\.|Sr\.|IV|III|II)?,\s(?P&lt;Rank&gt;(Capt|Maj|LtCol|Col|Maj Gen|DR-II \(GS-12\)|DR-III \(GS-14\)|DR-IV \(GS-15\))),\s(DAF|USAF)\nAir Force Research Laboratory \(AFMC\)\n(Eglin AFB FL|Wright-Patterson AFB OH)$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Additional Rater Duty Title</text:p>
          </table:table-cell>
          <table:table-cell office:value-type="string">
            <text:p>FIELD9</text:p>
          </table:table-cell>
          <table:table-cell/>
          <table:table-cell office:value-type="string">
            <text:p>^(([A-Z][a-z]+|and)[,]?\s?)+$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Ratee Name</text:p>
          </table:table-cell>
          <table:table-cell office:value-type="string">
            <text:p>Name</text:p>
          </table:table-cell>
          <table:table-cell/>
          <table:table-cell office:value-type="string">
            <text:p>(?P&lt;LastName&gt;[A-Z][A-Z]*\-?[A-Z]?[A-Z]*),\s(?P&lt;Suffix&gt;Jr\.|Sr\.|IV|III|II)?,?\s?(?P&lt;FirstName&gt;[A-Z][A-Z]*\-?[A-Z]?[A-Z]*?\.?)\s?(?P&lt;MiddleName&gt;[A-Z]?[A-Z]*\.)?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Commander/Director/Reviewer SSN</text:p>
          </table:table-cell>
          <table:table-cell office:value-type="string">
            <text:p>FIELD2</text:p>
          </table:table-cell>
          <table:table-cell/>
          <table:table-cell office:value-type="string">
            <text:p>^\d{4}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Standards, Conduct, Character &amp; Military Bearing</text:p>
          </table:table-cell>
          <table:table-cell office:value-type="string">
            <text:p>FIELD3</text:p>
          </table:table-cell>
          <table:table-cell/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2">
          <table:table-cell/>
          <table:table-cell office:value-type="string">
            <text:p>FIELD1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Commander/Director/Reviewer Name</text:p>
          </table:table-cell>
          <table:table-cell office:value-type="string">
            <text:p>FIELD5</text:p>
          </table:table-cell>
          <table:table-cell/>
          <table:table-cell office:value-type="string">
            <text:p>^(?P&lt;FirstName&gt;[A-Z]*\-?[A-Z]*?\.?)\s(?P&lt;MiddleInit&gt;[A-Z]\.)\s(?P&lt;LastName&gt;[A-Z]*\-?[A-Z]*?)\s?(?P&lt;Suffix&gt;Jr\.|Sr\.|IV|III|II)?,\s(?P&lt;Rank&gt;(Capt|Maj|LtCol|Col|Maj Gen|DR-II \(GS-12\)|DR-III \(GS-14\)|DR-IV \(GS-15\))),\s(DAF|USAF)\nAir Force Research Laboratory \(AFMC\)\n(Eglin AFB FL|Wright-Patterson AFB OH)$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Commander/Director/Reviewer Duty Title</text:p>
          </table:table-cell>
          <table:table-cell office:value-type="string">
            <text:p>FIELD6</text:p>
          </table:table-cell>
          <table:table-cell/>
          <table:table-cell office:value-type="string">
            <text:p>^(([A-Z][a-z]+|and)[,]?\s?)+$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Period of Report (THRU)</text:p>
          </table:table-cell>
          <table:table-cell office:value-type="string">
            <text:p>CalDtB</text:p>
          </table:table-cell>
          <table:table-cell/>
          <table:table-cell office:value-type="string">
            <text:p>^\d{1,2}\s(Jan|Feb|Mar|Apr|May|Jun|Jul|Aug|Sep|Oct|Nov|Dec)\s\d{4}?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Organization</text:p>
          </table:table-cell>
          <table:table-cell office:value-type="string">
            <text:p>OrgCmdLoc</text:p>
          </table:table-cell>
          <table:table-cell/>
          <table:table-cell office:value-type="string">
            <text:p>Air Force Research Laboratory, Detachment 11 \(AFMC\)\nEglin AFB FL \(AD\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Period of Report (START)</text:p>
          </table:table-cell>
          <table:table-cell office:value-type="string">
            <text:p>CalDtA</text:p>
          </table:table-cell>
          <table:table-cell/>
          <table:table-cell office:value-type="string">
            <text:p>^\d{1,2}\s(Jan|Feb|Mar|Apr|May|Jun|Jul|Aug|Sep|Oct|Nov|Dec)\s\d{4}?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Feedback Date</text:p>
          </table:table-cell>
          <table:table-cell office:value-type="string">
            <text:p>CalDtD</text:p>
          </table:table-cell>
          <table:table-cell/>
          <table:table-cell office:value-type="string">
            <text:p>^\d{1,2}\s(Jan|Feb|Mar|Apr|May|Jun|Jul|Aug|Sep|Oct|Nov|Dec)\s\d{4}?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office:value-type="string">
            <text:p>Feedback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Ratee Name (Reverse)</text:p>
          </table:table-cell>
          <table:table-cell office:value-type="string">
            <text:p>RateName</text:p>
          </table:table-cell>
          <table:table-cell/>
          <table:table-cell office:value-type="string">
            <text:p>(?P&lt;LastName&gt;[A-Z][A-Z]*\-?[A-Z]?[A-Z]*),\s(?P&lt;Suffix&gt;Jr\.|Sr\.|IV|III|II)?,?\s?(?P&lt;FirstName&gt;[A-Z][A-Z]*\-?[A-Z]?[A-Z]*?\.?)\s?(?P&lt;MiddleName&gt;[A-Z]?[A-Z]*\.)?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2">
          <table:table-cell/>
          <table:table-cell office:value-type="string">
            <text:p>FIELD32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Ratee SSN</text:p>
          </table:table-cell>
          <table:table-cell office:value-type="string">
            <text:p>SSN</text:p>
          </table:table-cell>
          <table:table-cell/>
          <table:table-cell office:value-type="string">
            <text:p>^\d{3}-\d{2}-\d{4}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Rater Name</text:p>
          </table:table-cell>
          <table:table-cell office:value-type="string">
            <text:p>FIELD8</text:p>
          </table:table-cell>
          <table:table-cell/>
          <table:table-cell office:value-type="string">
            <text:p>^(?P&lt;FirstName&gt;[A-Z]*\-?[A-Z]*?\.?)\s(?P&lt;MiddleInit&gt;[A-Z]\.)\s(?P&lt;LastName&gt;[A-Z]*\-?[A-Z]*?)\s?(?P&lt;Suffix&gt;Jr\.|Sr\.|IV|III|II)?,\s(?P&lt;Rank&gt;(TSgt|MSgt|SMSgt|CMSgt|Capt|Maj|LtCol|Col|Maj Gen|DR-II \(GS-12\)|DR-III \(GS-14\)|DR-IV \(GS-15\))),\s(DAF|USAF)\nAir Force Research Laboratory \(AFMC\)\n(Eglin AFB FL|Wright-Patterson AFB OH)$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Rater Duty Title</text:p>
          </table:table-cell>
          <table:table-cell office:value-type="string">
            <text:p>FIELD9</text:p>
          </table:table-cell>
          <table:table-cell/>
          <table:table-cell office:value-type="string">
            <text:p>^(([A-Z][a-z]+|and)[,]?\s?)+$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Primary/Additional Duties</text:p>
          </table:table-cell>
          <table:table-cell office:value-type="string">
            <text:p>FIELD2</text:p>
          </table:table-cell>
          <table:table-cell/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Significant Additional Duties</text:p>
          </table:table-cell>
          <table:table-cell office:value-type="string">
            <text:p>FIELD1</text:p>
          </table:table-cell>
          <table:table-cell/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Other Comments</text:p>
          </table:table-cell>
          <table:table-cell office:value-type="string">
            <text:p>FIELD6</text:p>
          </table:table-cell>
          <table:table-cell/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Training Requirements</text:p>
          </table:table-cell>
          <table:table-cell office:value-type="string">
            <text:p>FIELD4</text:p>
          </table:table-cell>
          <table:table-cell/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Teamwork/Followership</text:p>
          </table:table-cell>
          <table:table-cell office:value-type="string">
            <text:p>FIELD5</text:p>
          </table:table-cell>
          <table:table-cell/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Additional Rater SSN</text:p>
          </table:table-cell>
          <table:table-cell office:value-type="string">
            <text:p>FIELD11</text:p>
          </table:table-cell>
          <table:table-cell/>
          <table:table-cell office:value-type="string">
            <text:p>^\d{4}$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</table:table-row>
      </table:table>
      <table:table table:name="EPR Checks" table:style-name="ta1" table:print="false">
        <table:table-column table:style-name="co9" table:default-cell-style-name="Default"/>
        <table:table-column table:style-name="co2" table:number-columns-repeated="5" table:default-cell-style-name="Default"/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SI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REGEX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SPELL CHECK</text:p>
          </table:table-cell>
        </table:table-row>
        <table:table-row table:style-name="ro2">
          <table:table-cell office:value-type="string">
            <text:p>Fitness: Exempt</text:p>
          </table:table-cell>
          <table:table-cell office:value-type="string">
            <text:p>CHECK17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Teamwork/Followership: Does Not Meet</text:p>
          </table:table-cell>
          <table:table-cell office:value-type="string">
            <text:p>CHECK16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Teamwork/Followership: Meets</text:p>
          </table:table-cell>
          <table:table-cell office:value-type="string">
            <text:p>CHECK15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Training Requirements: Above Average</text:p>
          </table:table-cell>
          <table:table-cell office:value-type="string">
            <text:p>CHECK10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Training Requirements: Meets</text:p>
          </table:table-cell>
          <table:table-cell office:value-type="string">
            <text:p>CHECK11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Teamwork/Followership: Above Average</text:p>
          </table:table-cell>
          <table:table-cell office:value-type="string">
            <text:p>CHECK14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Teamwork/Followership: Clearly Exceeds</text:p>
          </table:table-cell>
          <table:table-cell office:value-type="string">
            <text:p>CHECK13</text:p>
          </table:table-cell>
          <table:table-cell/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Fitness: Meets</text:p>
          </table:table-cell>
          <table:table-cell office:value-type="string">
            <text:p>CHECK18</text:p>
          </table:table-cell>
          <table:table-cell/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Fitness: Does Not Meet</text:p>
          </table:table-cell>
          <table:table-cell office:value-type="string">
            <text:p>CHECK19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Standards, Conduct, Character &amp; Military Bearing: Does Not Meet</text:p>
          </table:table-cell>
          <table:table-cell office:value-type="string">
            <text:p>CHECK8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Training Requirements: Clearly Exceeds</text:p>
          </table:table-cell>
          <table:table-cell office:value-type="string">
            <text:p>CHECK9</text:p>
          </table:table-cell>
          <table:table-cell/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Standards, Conduct, Character &amp; Military Bearing: Above Average</text:p>
          </table:table-cell>
          <table:table-cell office:value-type="string">
            <text:p>CHECK6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Standards, Conduct, Character &amp; Military Bearing: Meets</text:p>
          </table:table-cell>
          <table:table-cell office:value-type="string">
            <text:p>CHECK7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Primary/Additional Duties: Does Not Meet</text:p>
          </table:table-cell>
          <table:table-cell office:value-type="string">
            <text:p>CHECK4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Standards, Conduct, Character &amp; Military Bearing: Clearly Exceeds</text:p>
          </table:table-cell>
          <table:table-cell office:value-type="string">
            <text:p>CHECK5</text:p>
          </table:table-cell>
          <table:table-cell/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Primary/Additional Duties: Above Average</text:p>
          </table:table-cell>
          <table:table-cell office:value-type="string">
            <text:p>CHECK2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Primary/Additional Duties: Meets</text:p>
          </table:table-cell>
          <table:table-cell office:value-type="string">
            <text:p>CHECK3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Training Requirements: Does Not Meet</text:p>
          </table:table-cell>
          <table:table-cell office:value-type="string">
            <text:p>CHECK12</text:p>
          </table:table-cell>
          <table:table-cell/>
          <table:table-cell office:value-type="string">
            <text:p>off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Primary/Additional Duties: Clearly Exceeds</text:p>
          </table:table-cell>
          <table:table-cell office:value-type="string">
            <text:p>CHECK1</text:p>
          </table:table-cell>
          <table:table-cell/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Air Force Advisor</text:p>
          </table:table-cell>
          <table:table-cell office:value-type="string">
            <text:p>CHECK16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Functional Examiner</text:p>
          </table:table-cell>
          <table:table-cell office:value-type="string">
            <text:p>CHECK15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Additional Rater's Assessment: Poor</text:p>
          </table:table-cell>
          <table:table-cell office:value-type="string">
            <text:p>CHECK10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Additional Rater's Assessment: Needs Improvement</text:p>
          </table:table-cell>
          <table:table-cell office:value-type="string">
            <text:p>CHECK11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Additional Rater's Assessment: Truly Among The Best</text:p>
          </table:table-cell>
          <table:table-cell office:value-type="string">
            <text:p>CHECK14</text:p>
          </table:table-cell>
          <table:table-cell/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Additional Rater's Assessment: Above Average</text:p>
          </table:table-cell>
          <table:table-cell office:value-type="string">
            <text:p>CHECK13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table:style-name="ce9" office:value-type="string">
            <text:p>Rater's Assessment: Above Average</text:p>
          </table:table-cell>
          <table:table-cell office:value-type="string">
            <text:p>CHECK8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table:style-name="ce9" office:value-type="string">
            <text:p>Rater's Assessment: Truly Among The Best</text:p>
          </table:table-cell>
          <table:table-cell office:value-type="string">
            <text:p>CHECK9</text:p>
          </table:table-cell>
          <table:table-cell/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Rater's Assessment: Needs Improvement</text:p>
          </table:table-cell>
          <table:table-cell office:value-type="string">
            <text:p>CHECK6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Rater's Assessment: Average</text:p>
          </table:table-cell>
          <table:table-cell office:value-type="string">
            <text:p>CHECK7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Authorized Reviewer: Non-Concur</text:p>
          </table:table-cell>
          <table:table-cell office:value-type="string">
            <text:p>CHECK4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Rater's Assessment: Poor</text:p>
          </table:table-cell>
          <table:table-cell office:value-type="string">
            <text:p>CHECK5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Additional Rater: Non-Concur</text:p>
          </table:table-cell>
          <table:table-cell office:value-type="string">
            <text:p>CHECK2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Authorized Reviewer: Concur</text:p>
          </table:table-cell>
          <table:table-cell office:value-type="string">
            <text:p>CHECK3</text:p>
          </table:table-cell>
          <table:table-cell/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Additional Rater's Assessment: Average</text:p>
          </table:table-cell>
          <table:table-cell office:value-type="string">
            <text:p>CHECK12</text:p>
          </table:table-cell>
          <table:table-cell/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Additional Rater: Concur</text:p>
          </table:table-cell>
          <table:table-cell office:value-type="string">
            <text:p>CHECK1</text:p>
          </table:table-cell>
          <table:table-cell/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</table:table>
      <table:table table:name="EPR Popups" table:style-name="ta1" table:print="false">
        <table:table-column table:style-name="co2" table:number-columns-repeated="6" table:default-cell-style-name="Default"/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SI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REGEX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SPELL CHECK</text:p>
          </table:table-cell>
        </table:table-row>
        <table:table-row table:style-name="ro2">
          <table:table-cell table:number-columns-repeated="2" office:value-type="string">
            <text:p>Grade</text:p>
          </table:table-cell>
          <table:table-cell/>
          <table:table-cell office:value-type="string">
            <text:p>^[A-Z]{4}\d{1,2}$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Reason For Report</text:p>
          </table:table-cell>
          <table:table-cell office:value-type="string">
            <text:p>ReasonRpt</text:p>
          </table:table-cell>
          <table:table-cell/>
          <table:table-cell office:value-type="string">
            <text:p>CELL4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Ratee Signature Reason</text:p>
          </table:table-cell>
          <table:table-cell office:value-type="string">
            <text:p>POPUP1</text:p>
          </table:table-cell>
          <table:table-cell office:value-type="string">
            <text:p>Empty</text:p>
          </table:table-cell>
          <table:table-cell office:value-type="string">
            <text:p>^\s*$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</table:table-row>
      </table:table>
      <table:table table:name="Senior Rater Inf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2">
          <table:table-cell office:value-type="string">
            <text:p>NAME</text:p>
          </table:table-cell>
          <table:table-cell table:style-name="Default" office:value-type="string">
            <text:p>SRID</text:p>
          </table:table-cell>
          <table:table-cell office:value-type="string">
            <text:p>SIGNATURE BLOCK</text:p>
          </table:table-cell>
        </table:table-row>
        <table:table-row table:style-name="ro2">
          <table:table-cell office:value-type="string">
            <text:p>MGen Bedke</text:p>
          </table:table-cell>
          <table:table-cell office:value-type="string">
            <text:p>1MSCC</text:p>
          </table:table-cell>
          <table:table-cell office:value-type="string">
            <text:p>CURTIS M. BEDKE, Maj Gen, USAF\nAir Force Research Laboratory \(AFMC\)\nWright-Patterson AFB OH</text:p>
          </table:table-cell>
        </table:table-row>
        <table:table-row table:style-name="ro2">
          <table:table-cell office:value-type="string">
            <text:p>Col Glade</text:p>
          </table:table-cell>
          <table:table-cell office:value-type="string">
            <text:p>1MSCV</text:p>
          </table:table-cell>
          <table:table-cell office:value-type="string">
            <text:p>DAVID B. GLADE II, Col, USAF\nAir Force Research Laboratory \(AFMC\)\nWright-Patterson AFB OH</text:p>
          </table:table-cell>
        </table:table-row>
        <table:table-row table:style-name="ro2">
          <table:table-cell office:value-type="string">
            <text:p>Col Kloeppel</text:p>
          </table:table-cell>
          <table:table-cell office:value-type="string">
            <text:p>1MAR1</text:p>
          </table:table-cell>
          <table:table-cell office:value-type="string">
            <text:p>KIRK M. KLOEPPEL, Col, USAF\nAir Force Research Laboratory \(AFMC\)\nEglin AFB FL</text:p>
          </table:table-cell>
        </table:table-row>
      </table:table>
      <table:table table:name="PR Version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2">
          <table:table-cell table:style-name="ce1" office:value-type="string">
            <text:p>PR_TYPE</text:p>
          </table:table-cell>
          <table:table-cell table:style-name="ce1" office:value-type="string">
            <text:p>CURRENT_VERSION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OPR</text:p>
          </table:table-cell>
          <table:table-cell office:value-type="string">
            <text:p>2008/06/18</text:p>
          </table:table-cell>
          <table:table-cell table:number-columns-repeated="1022"/>
        </table:table-row>
        <table:table-row table:style-name="ro2">
          <table:table-cell office:value-type="string">
            <text:p>EPR</text:p>
          </table:table-cell>
          <table:table-cell office:value-type="string">
            <text:p>2008/06/18</text:p>
          </table:table-cell>
          <table:table-cell table:number-columns-repeated="1022"/>
        </table:table-row>
      </table:table>
      <table:table table:name="Overlook" table:style-name="ta1" table:print="false">
        <office:forms form:automatic-focus="false" form:apply-design-mode="false"/>
        <table:table-column table:style-name="co10" table:default-cell-style-name="ce12"/>
        <table:table-column table:style-name="co11" table:default-cell-style-name="ce12"/>
        <table:table-column table:style-name="co12" table:default-cell-style-name="ce13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2" table:default-cell-style-name="ce13"/>
        <table:table-column table:style-name="co12" table:default-cell-style-name="Default"/>
        <table:table-column table:style-name="co12" table:number-columns-repeated="1014" table:default-cell-style-name="ce13"/>
        <table:table-row table:style-name="ro2">
          <table:table-cell table:style-name="ce10" office:value-type="string">
            <text:p>ACC</text:p>
          </table:table-cell>
          <table:table-cell table:style-name="ce11" office:value-type="string">
            <text:p>CGO(s?)</text:p>
          </table:table-cell>
          <table:table-cell table:style-name="ce10" office:value-type="string">
            <text:p>^(2Lt|1Lt|Lt|Capt|Maj|Lt Col|Col|Gen|BGen|Brig Gen|MGen|Maj Gen|Lt Gen)s?$</text:p>
          </table:table-cell>
          <table:table-cell table:style-name="Default" table:number-columns-repeated="4"/>
          <table:table-cell table:style-name="ce13"/>
          <table:table-cell table:number-columns-repeated="1016"/>
        </table:table-row>
        <table:table-row table:style-name="ro2">
          <table:table-cell table:style-name="ce11" office:value-type="string">
            <text:p>acft</text:p>
          </table:table-cell>
          <table:table-cell table:style-name="ce10" office:value-type="string">
            <text:p>comm(s?)</text:p>
          </table:table-cell>
          <table:table-cell table:style-name="ce12" office:value-type="string">
            <text:p>^(AB|Amn|A1C|SrA|SSgt|TSgt|MSgt|SMSgt|CMSgt)s?$</text:p>
          </table:table-cell>
          <table:table-cell table:style-name="Default" table:number-columns-repeated="4"/>
          <table:table-cell table:style-name="ce13"/>
          <table:table-cell table:number-columns-repeated="1016"/>
        </table:table-row>
        <table:table-row table:style-name="ro2">
          <table:table-cell office:value-type="string">
            <text:p>acq</text:p>
          </table:table-cell>
          <table:table-cell table:style-name="ce11" office:value-type="string">
            <text:p>ctr(s?)</text:p>
          </table:table-cell>
          <table:table-cell table:style-name="ce12" office:value-type="string">
            <text:p>^\$\d+(K|M|B)$</text:p>
          </table:table-cell>
          <table:table-cell table:style-name="Default" table:number-columns-repeated="2"/>
          <table:table-cell table:style-name="ce13"/>
          <table:table-cell table:style-name="Default"/>
          <table:table-cell table:style-name="ce13"/>
          <table:table-cell table:number-columns-repeated="1016"/>
        </table:table-row>
        <table:table-row table:style-name="ro2">
          <table:table-cell table:style-name="ce10" office:value-type="string">
            <text:p>ACSC</text:p>
          </table:table-cell>
          <table:table-cell table:style-name="ce11" office:value-type="string">
            <text:p>DG(s?)</text:p>
          </table:table-cell>
          <table:table-cell office:value-type="string">
            <text:p>^(1st|2nd|3rd|(([4-9]|1[0-9])th)|[2-9](1st|2nd|3rd|([4-9]th))|\d+(0th|01st|02nd|03rd|(([4-9])|(1[0-9])th)|[2-9](1st|2nd|3rd|[4-9]th)))$'</text:p>
          </table:table-cell>
          <table:table-cell table:style-name="Default" table:number-columns-repeated="2"/>
          <table:table-cell table:style-name="ce1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1" office:value-type="string">
            <text:p>ACTD</text:p>
          </table:table-cell>
          <table:table-cell table:style-name="ce14" office:value-type="string">
            <text:p>engr(s?)</text:p>
          </table:table-cell>
          <table:table-cell office:value-type="string">
            <text:p>^\dx$</text:p>
          </table:table-cell>
          <table:table-cell table:style-name="Default"/>
          <table:table-cell table:style-name="ce10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10" office:value-type="string">
            <text:p>admin</text:p>
          </table:table-cell>
          <table:table-cell table:style-name="ce11" office:value-type="string">
            <text:p>FGO(s?)</text:p>
          </table:table-cell>
          <table:table-cell table:style-name="ce10" office:value-type="string">
            <text:p>Jan|Feb|Mar|Apr|May|Jun|Jul|Aug|Sep|Oct|Nov|Dec</text:p>
          </table:table-cell>
          <table:table-cell table:style-name="Default" table:number-columns-repeated="4"/>
          <table:table-cell table:style-name="ce10"/>
          <table:table-cell table:number-columns-repeated="1016"/>
        </table:table-row>
        <table:table-row table:style-name="ro2">
          <table:table-cell table:style-name="ce11" office:value-type="string">
            <text:p>AEF</text:p>
          </table:table-cell>
          <table:table-cell table:style-name="Default" office:value-type="string">
            <text:p>flt(s?)</text:p>
          </table:table-cell>
          <table:table-cell table:style-name="ce10" office:value-type="string">
            <text:p>^C[AOT]|D[EC]|F[LM]|G[AU]|HI|I[ADLN]|K[SY]|LA|M[ADEHINOPST]|N[CDEHJMVY]|O[HKR]|P[ARW]|RI|S[CD]|T[NX]|UT|V[AIT]|W[AIVY]$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ce10" office:value-type="string">
            <text:p>aero</text:p>
          </table:table-cell>
          <table:table-cell table:style-name="ce14" office:value-type="string">
            <text:p>ID(s?)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0" office:value-type="string">
            <text:p>AETC</text:p>
          </table:table-cell>
          <table:table-cell table:style-name="ce13" office:value-type="string">
            <text:p>ktr(s?)</text:p>
          </table:table-cell>
          <table:table-cell table:style-name="Default" table:number-columns-repeated="4"/>
          <table:table-cell table:style-name="ce11"/>
          <table:table-cell table:style-name="Default"/>
          <table:table-cell table:number-columns-repeated="1016"/>
        </table:table-row>
        <table:table-row table:style-name="ro2">
          <table:table-cell table:style-name="ce10" office:value-type="string">
            <text:p>AF</text:p>
          </table:table-cell>
          <table:table-cell table:style-name="ce14" office:value-type="string">
            <text:p>lb(s?)</text:p>
          </table:table-cell>
          <table:table-cell table:style-name="Default" table:number-columns-repeated="2"/>
          <table:table-cell table:style-name="ce13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11" office:value-type="string">
            <text:p>AFAF</text:p>
          </table:table-cell>
          <table:table-cell table:style-name="ce14" office:value-type="string">
            <text:p>ldr(s?)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1" office:value-type="string">
            <text:p>AFI</text:p>
          </table:table-cell>
          <table:table-cell table:style-name="ce10" office:value-type="string">
            <text:p>mbr(s?)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1" office:value-type="string">
            <text:p>AFIT</text:p>
          </table:table-cell>
          <table:table-cell table:style-name="ce14" office:value-type="string">
            <text:p>mo(s?)</text:p>
          </table:table-cell>
          <table:table-cell/>
          <table:table-cell table:style-name="Default"/>
          <table:table-cell table:style-name="ce11"/>
          <table:table-cell table:style-name="Default" table:number-columns-repeated="3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AFMC</text:p>
          </table:table-cell>
          <table:table-cell table:style-name="ce11" office:value-type="string">
            <text:p>msg(s?)</text:p>
          </table:table-cell>
          <table:table-cell/>
          <table:table-cell table:style-name="Default" table:number-columns-repeated="3"/>
          <table:table-cell table:style-name="ce10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AFRES</text:p>
          </table:table-cell>
          <table:table-cell table:style-name="ce10" office:value-type="string">
            <text:p>NCO(s?)</text:p>
          </table:table-cell>
          <table:table-cell/>
          <table:table-cell table:style-name="Default" table:number-columns-repeated="3"/>
          <table:table-cell table:style-name="ce10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AFRL</text:p>
          </table:table-cell>
          <table:table-cell table:style-name="ce10" office:value-type="string">
            <text:p>ofcr(s?)</text:p>
          </table:table-cell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3" office:value-type="string">
            <text:p>AFRL HQ</text:p>
          </table:table-cell>
          <table:table-cell table:style-name="ce10" office:value-type="string">
            <text:p>OI(s?)</text:p>
          </table:table-cell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AFROTC</text:p>
          </table:table-cell>
          <table:table-cell table:style-name="ce10" office:value-type="string">
            <text:p>OPR(s?)</text:p>
          </table:table-cell>
          <table:table-cell/>
          <table:table-cell table:style-name="Default"/>
          <table:table-cell table:style-name="ce13"/>
          <table:table-cell table:style-name="Default" table:number-columns-repeated="3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AFSC</text:p>
          </table:table-cell>
          <table:table-cell table:style-name="ce11" office:value-type="string">
            <text:p>prgm(s?)</text:p>
          </table:table-cell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AFSOC</text:p>
          </table:table-cell>
          <table:table-cell table:style-name="ce11" office:value-type="string">
            <text:p>qtr(s?)</text:p>
          </table:table-cell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AFSPC</text:p>
          </table:table-cell>
          <table:table-cell table:style-name="ce13" office:value-type="string">
            <text:p>reqmt(s?)</text:p>
          </table:table-cell>
          <table:table-cell/>
          <table:table-cell table:style-name="Default" table:number-columns-repeated="2"/>
          <table:table-cell table:style-name="ce13"/>
          <table:table-cell table:style-name="Default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AIA</text:p>
          </table:table-cell>
          <table:table-cell table:style-name="ce11" office:value-type="string">
            <text:p>rqmt(s?)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AMC</text:p>
          </table:table-cell>
          <table:table-cell table:style-name="ce10" office:value-type="string">
            <text:p>SNCO(s?)</text:p>
          </table:table-cell>
          <table:table-cell/>
          <table:table-cell table:style-name="Default"/>
          <table:table-cell table:style-name="ce10"/>
          <table:table-cell table:style-name="Default"/>
          <table:table-cell table:style-name="ce14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AMRAAM</text:p>
          </table:table-cell>
          <table:table-cell table:style-name="ce10" office:value-type="string">
            <text:p>TDY(s?)</text:p>
          </table:table-cell>
          <table:table-cell/>
          <table:table-cell table:style-name="Default"/>
          <table:table-cell table:style-name="ce11"/>
          <table:table-cell table:style-name="Default"/>
          <table:table-cell table:style-name="ce10"/>
          <table:table-cell table:style-name="ce13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ANG</text:p>
          </table:table-cell>
          <table:table-cell table:style-name="ce11" office:value-type="string">
            <text:p>tgt(s?)</text:p>
          </table:table-cell>
          <table:table-cell/>
          <table:table-cell table:style-name="Default"/>
          <table:table-cell table:style-name="ce10"/>
          <table:table-cell table:style-name="Default"/>
          <table:table-cell table:style-name="ce11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ASBC</text:p>
          </table:table-cell>
          <table:table-cell table:style-name="ce14" office:value-type="string">
            <text:p>tst(s?)</text:p>
          </table:table-cell>
          <table:table-cell/>
          <table:table-cell table:style-name="Default"/>
          <table:table-cell table:style-name="ce14"/>
          <table:table-cell table:style-name="Default"/>
          <table:table-cell table:style-name="ce11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AWC</text:p>
          </table:table-cell>
          <table:table-cell table:style-name="ce10" office:value-type="string">
            <text:p>UAV(s?)</text:p>
          </table:table-cell>
          <table:table-cell/>
          <table:table-cell table:style-name="Default"/>
          <table:table-cell table:style-name="ce14"/>
          <table:table-cell table:style-name="Default"/>
          <table:table-cell table:style-name="ce10"/>
          <table:table-cell table:style-name="ce13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awd</text:p>
          </table:table-cell>
          <table:table-cell table:style-name="ce11" office:value-type="string">
            <text:p>UCAV(s?)</text:p>
          </table:table-cell>
          <table:table-cell/>
          <table:table-cell table:style-name="Default"/>
          <table:table-cell table:style-name="ce11"/>
          <table:table-cell table:style-name="ce14"/>
          <table:table-cell table:style-name="ce11"/>
          <table:table-cell table:style-name="ce14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BDE</text:p>
          </table:table-cell>
          <table:table-cell table:style-name="ce10" office:value-type="string">
            <text:p>UXO(s?)</text:p>
          </table:table-cell>
          <table:table-cell/>
          <table:table-cell table:style-name="Default"/>
          <table:table-cell table:style-name="ce14" table:number-columns-repeated="2"/>
          <table:table-cell table:style-name="ce11"/>
          <table:table-cell table:style-name="ce14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C2</text:p>
          </table:table-cell>
          <table:table-cell table:style-name="ce10" office:value-type="string">
            <text:p>VIP(s?)</text:p>
          </table:table-cell>
          <table:table-cell/>
          <table:table-cell table:style-name="Default"/>
          <table:table-cell table:style-name="ce14" table:number-columns-repeated="2"/>
          <table:table-cell table:style-name="ce11"/>
          <table:table-cell table:style-name="ce14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C2ISR</text:p>
          </table:table-cell>
          <table:table-cell table:style-name="ce10" office:value-type="string">
            <text:p>wk(s?)</text:p>
          </table:table-cell>
          <table:table-cell/>
          <table:table-cell table:style-name="Default"/>
          <table:table-cell table:style-name="ce10"/>
          <table:table-cell table:style-name="ce14"/>
          <table:table-cell table:style-name="ce11"/>
          <table:table-cell table:style-name="ce14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CAF</text:p>
          </table:table-cell>
          <table:table-cell table:style-name="ce10" office:value-type="string">
            <text:p>WMD(s?)</text:p>
          </table:table-cell>
          <table:table-cell/>
          <table:table-cell table:style-name="Default"/>
          <table:table-cell table:style-name="ce10"/>
          <table:table-cell table:style-name="ce14"/>
          <table:table-cell table:style-name="ce10"/>
          <table:table-cell table:style-name="ce14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CAOC</text:p>
          </table:table-cell>
          <table:table-cell table:style-name="ce10" office:value-type="string">
            <text:p>wpn(s?)</text:p>
          </table:table-cell>
          <table:table-cell/>
          <table:table-cell table:style-name="Default"/>
          <table:table-cell table:style-name="ce10"/>
          <table:table-cell table:style-name="ce14"/>
          <table:table-cell table:style-name="ce11"/>
          <table:table-cell table:style-name="ce14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CC</text:p>
          </table:table-cell>
          <table:table-cell table:style-name="ce10" office:value-type="string">
            <text:p>yr(s?)</text:p>
          </table:table-cell>
          <table:table-cell/>
          <table:table-cell table:style-name="Default"/>
          <table:table-cell table:style-name="ce14"/>
          <table:table-cell/>
          <table:table-cell table:style-name="ce10"/>
          <table:table-cell table:number-columns-repeated="3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CENTCOM</text:p>
          </table:table-cell>
          <table:table-cell table:style-name="ce10" office:value-type="string">
            <text:p>mtg(s?)</text:p>
          </table:table-cell>
          <table:table-cell/>
          <table:table-cell table:style-name="Default"/>
          <table:table-cell table:style-name="ce10"/>
          <table:table-cell/>
          <table:table-cell table:style-name="ce11"/>
          <table:table-cell table:number-columns-repeated="3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CFC</text:p>
          </table:table-cell>
          <table:table-cell table:style-name="ce11"/>
          <table:table-cell/>
          <table:table-cell table:style-name="Default"/>
          <table:table-cell table:style-name="ce10"/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style-name="ce13" office:value-type="string">
            <text:p>CGOA</text:p>
          </table:table-cell>
          <table:table-cell table:style-name="ce11"/>
          <table:table-cell/>
          <table:table-cell table:style-name="Default"/>
          <table:table-cell table:style-name="ce10"/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CGOC</text:p>
          </table:table-cell>
          <table:table-cell table:style-name="ce10"/>
          <table:table-cell/>
          <table:table-cell table:style-name="Default"/>
          <table:table-cell table:style-name="ce11"/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CGOQ</text:p>
          </table:table-cell>
          <table:table-cell table:style-name="ce11"/>
          <table:table-cell/>
          <table:table-cell table:style-name="Default"/>
          <table:table-cell table:style-name="ce11"/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style-name="ce13" office:value-type="string">
            <text:p>CGOY</text:p>
          </table:table-cell>
          <table:table-cell table:style-name="ce10"/>
          <table:table-cell/>
          <table:table-cell table:style-name="Default"/>
          <table:table-cell table:style-name="ce11"/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chf</text:p>
          </table:table-cell>
          <table:table-cell table:style-name="ce11"/>
          <table:table-cell/>
          <table:table-cell table:style-name="Default"/>
          <table:table-cell table:style-name="ce11"/>
          <table:table-cell table:style-name="ce10" table:number-columns-repeated="3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" office:value-type="string">
            <text:p>CIA</text:p>
          </table:table-cell>
          <table:table-cell table:style-name="ce11"/>
          <table:table-cell/>
          <table:table-cell table:style-name="Default"/>
          <table:table-cell table:style-name="ce14" table:number-columns-repeated="4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CINC </text:p>
          </table:table-cell>
          <table:table-cell table:style-name="ce10"/>
          <table:table-cell table:number-columns-repeated="2"/>
          <table:table-cell table:style-name="ce11"/>
          <table:table-cell table:style-name="ce14" table:number-columns-repeated="3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0" office:value-type="string">
            <text:p>Col</text:p>
          </table:table-cell>
          <table:table-cell table:style-name="ce14"/>
          <table:table-cell table:number-columns-repeated="2"/>
          <table:table-cell table:style-name="ce11"/>
          <table:table-cell table:style-name="ce14" table:number-columns-repeated="3"/>
          <table:table-cell table:number-columns-repeated="1016"/>
        </table:table-row>
        <table:table-row table:style-name="ro2">
          <table:table-cell table:style-name="ce11" office:value-type="string">
            <text:p>COMACC</text:p>
          </table:table-cell>
          <table:table-cell table:style-name="ce14"/>
          <table:table-cell table:number-columns-repeated="2"/>
          <table:table-cell table:style-name="ce11"/>
          <table:table-cell table:style-name="ce14" table:number-columns-repeated="3"/>
          <table:table-cell table:number-columns-repeated="1016"/>
        </table:table-row>
        <table:table-row table:style-name="ro2">
          <table:table-cell table:style-name="ce10" office:value-type="string">
            <text:p>COMPUSEC</text:p>
          </table:table-cell>
          <table:table-cell table:style-name="ce14"/>
          <table:table-cell table:number-columns-repeated="2"/>
          <table:table-cell table:style-name="ce11"/>
          <table:table-cell table:style-name="ce14" table:number-columns-repeated="3"/>
          <table:table-cell table:number-columns-repeated="1016"/>
        </table:table-row>
        <table:table-row table:style-name="ro2">
          <table:table-cell table:style-name="ce10" office:value-type="string">
            <text:p>COMSEC</text:p>
          </table:table-cell>
          <table:table-cell table:style-name="ce14"/>
          <table:table-cell table:number-columns-repeated="2"/>
          <table:table-cell table:style-name="ce11"/>
          <table:table-cell table:style-name="ce14" table:number-columns-repeated="3"/>
          <table:table-cell table:number-columns-repeated="1016"/>
        </table:table-row>
        <table:table-row table:style-name="ro2">
          <table:table-cell table:style-name="ce10" office:value-type="string">
            <text:p>CONOPs</text:p>
          </table:table-cell>
          <table:table-cell table:style-name="ce14"/>
          <table:table-cell table:number-columns-repeated="2"/>
          <table:table-cell table:style-name="ce11"/>
          <table:table-cell table:style-name="ce14" table:number-columns-repeated="3"/>
          <table:table-cell table:number-columns-repeated="1016"/>
        </table:table-row>
        <table:table-row table:style-name="ro2">
          <table:table-cell table:style-name="ce10" office:value-type="string">
            <text:p>CONUS</text:p>
          </table:table-cell>
          <table:table-cell table:style-name="ce14"/>
          <table:table-cell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11" office:value-type="string">
            <text:p>CSAF</text:p>
          </table:table-cell>
          <table:table-cell table:style-name="ce14"/>
          <table:table-cell/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11" office:value-type="string">
            <text:p>CV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C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AF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ARPA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DR&amp;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EPSECDEF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dep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e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IA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dm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o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O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O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V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EAF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ELINT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engr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EOD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EPA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EPR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EUCO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eval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FAA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t</text:p>
          </table:table-cell>
          <table:table-cell table:number-columns-repeated="1023"/>
        </table:table-row>
        <table:table-row table:style-name="ro2">
          <table:table-cell office:value-type="string">
            <text:p>fuz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FW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FY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YDP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GO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gov'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gp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GPS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GWOT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HAF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HAZMAT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HHQ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HMMWV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HQ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hrs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HUMINT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ICAF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CBM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D'd, 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DE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ED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nf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nt'l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ntel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R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JAG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JCS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JEFX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JSF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Jt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ladar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LAN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ldrshp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MAJCOM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MASIN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mat'l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mgmt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mgr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microwpn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mins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MPF</text:p>
          </table:table-cell>
          <table:table-cell table:number-columns-repeated="1023"/>
        </table:table-row>
        <table:table-row table:style-name="ro2">
          <table:table-cell office:value-type="string">
            <text:p>munition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NAF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NASA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nat'l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NATO</text:p>
          </table:table-cell>
          <table:table-cell table:number-columns-repeated="1023"/>
        </table:table-row>
        <table:table-row table:style-name="ro2">
          <table:table-cell office:value-type="string">
            <text:p>nav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NCOIC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NCOQ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NCOY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NORAD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NWC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OCONUS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OEF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OIC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OIF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OJT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ops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OPSEC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ORI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OSD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OTS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PACAF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PACOM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PhD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PME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PO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PRF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PSYOPS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R&amp;D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redux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ROTC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SAF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SDE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SECAF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SECDEF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SES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SIGINT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SIOP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SIPRNE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SNCOQ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SNCO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SOCO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SOS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sq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SSN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SSS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std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STRATCO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svc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sys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thru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trn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UCI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UCMJ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UK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US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USA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USAF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USAFA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USAFE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USAFR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USC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USECAF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USS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USSTRATCOM</text:p>
          </table:table-cell>
          <table:table-cell table:number-columns-repeated="1023"/>
        </table:table-row>
        <table:table-row table:style-name="ro2">
          <table:table-cell office:value-type="string">
            <text:p>vis</text:p>
          </table:table-cell>
          <table:table-cell table:number-columns-repeated="1023"/>
        </table:table-row>
        <table:table-row table:style-name="ro2">
          <table:table-cell office:value-type="string">
            <text:p>wg</text:p>
          </table:table-cell>
          <table:table-cell table:number-columns-repeated="1023"/>
        </table:table-row>
        <table:table-row table:style-name="ro2">
          <table:table-cell office:value-type="string">
            <text:p>warfighter</text:p>
          </table:table-cell>
          <table:table-cell table:number-columns-repeated="1023"/>
        </table:table-row>
        <table:table-row table:style-name="ro2" table:number-rows-repeated="653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ch" table:style-name="ta1" table:print="false">
        <table:table-column table:style-name="co18" table:default-cell-style-name="ce15"/>
        <table:table-column table:style-name="co19" table:default-cell-style-name="Default"/>
        <table:table-column table:style-name="co20" table:default-cell-style-name="Default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Default"/>
        <table:table-column table:style-name="co25" table:default-cell-style-name="Default"/>
        <table:table-column table:style-name="co26" table:default-cell-style-name="ce18"/>
        <table:table-column table:style-name="co27" table:number-columns-repeated="1015" table:default-cell-style-name="Default"/>
        <table:table-row table:style-name="ro2">
          <table:table-cell office:value-type="string">
            <text:p>anti-\w+</text:p>
          </table:table-cell>
          <table:table-cell table:style-name="ce16" office:value-type="string">
            <text:p>after-burner</text:p>
          </table:table-cell>
          <table:table-cell table:style-name="ce16" office:value-type="string">
            <text:p>card-holder</text:p>
          </table:table-cell>
          <table:table-cell office:value-type="string">
            <text:p>desk-top</text:p>
          </table:table-cell>
          <table:table-cell office:value-type="string">
            <text:p>multi-faceted</text:p>
          </table:table-cell>
          <table:table-cell office:value-type="string">
            <text:p>pace-setter</text:p>
          </table:table-cell>
          <table:table-cell table:style-name="ce16" office:value-type="string">
            <text:p>take-off</text:p>
          </table:table-cell>
          <table:table-cell table:style-name="ce18" office:value-type="string">
            <text:p>\d+\smbr</text:p>
          </table:table-cell>
          <table:table-cell office:value-type="string">
            <text:p>far\sterm</text:p>
          </table:table-cell>
          <table:table-cell table:number-columns-repeated="1015"/>
        </table:table-row>
        <table:table-row table:style-name="ro2">
          <table:table-cell office:value-type="string">
            <text:p>bi-\w+</text:p>
          </table:table-cell>
          <table:table-cell table:style-name="ce16" office:value-type="string">
            <text:p>air-crew</text:p>
          </table:table-cell>
          <table:table-cell table:style-name="ce17" office:value-type="string">
            <text:p>care-giver</text:p>
          </table:table-cell>
          <table:table-cell office:value-type="string">
            <text:p>extra-ordinary</text:p>
          </table:table-cell>
          <table:table-cell office:value-type="string">
            <text:p>multi-directional</text:p>
          </table:table-cell>
          <table:table-cell office:value-type="string">
            <text:p>path-finder</text:p>
          </table:table-cell>
          <table:table-cell table:style-name="ce16" office:value-type="string">
            <text:p>team-work</text:p>
          </table:table-cell>
          <table:table-cell table:style-name="ce15" office:value-type="string">
            <text:p>\d+\sperson</text:p>
          </table:table-cell>
          <table:table-cell office:value-type="string">
            <text:p>fill\sin</text:p>
          </table:table-cell>
          <table:table-cell table:number-columns-repeated="1015"/>
        </table:table-row>
        <table:table-row table:style-name="ro2">
          <table:table-cell office:value-type="string">
            <text:p>co-\w+</text:p>
          </table:table-cell>
          <table:table-cell table:style-name="ce16" office:value-type="string">
            <text:p>air-show</text:p>
          </table:table-cell>
          <table:table-cell table:style-name="ce16" office:value-type="string">
            <text:p>care-taker</text:p>
          </table:table-cell>
          <table:table-cell office:value-type="string">
            <text:p>far-sighted</text:p>
          </table:table-cell>
          <table:table-cell office:value-type="string">
            <text:p>multi-disciplinary</text:p>
          </table:table-cell>
          <table:table-cell table:style-name="ce17" office:value-type="string">
            <text:p>pay-off</text:p>
          </table:table-cell>
          <table:table-cell table:style-name="ce16" office:value-type="string">
            <text:p>TRI-CARE</text:p>
          </table:table-cell>
          <table:table-cell table:style-name="ce19" office:value-type="string">
            <text:p>\d+\syear</text:p>
          </table:table-cell>
          <table:table-cell office:value-type="string">
            <text:p>first\srate</text:p>
          </table:table-cell>
          <table:table-cell table:number-columns-repeated="1015"/>
        </table:table-row>
        <table:table-row table:style-name="ro2">
          <table:table-cell office:value-type="string">
            <text:p>counter-\w+</text:p>
          </table:table-cell>
          <table:table-cell table:style-name="ce17" office:value-type="string">
            <text:p>air-speed</text:p>
          </table:table-cell>
          <table:table-cell table:style-name="ce16" office:value-type="string">
            <text:p>check-list</text:p>
          </table:table-cell>
          <table:table-cell table:style-name="ce17" office:value-type="string">
            <text:p>front-line</text:p>
          </table:table-cell>
          <table:table-cell office:value-type="string">
            <text:p>multi-functional</text:p>
          </table:table-cell>
          <table:table-cell office:value-type="string">
            <text:p>peace-time</text:p>
          </table:table-cell>
          <table:table-cell table:style-name="ce16" office:value-type="string">
            <text:p>tri-lateral</text:p>
          </table:table-cell>
          <table:table-cell table:style-name="ce18" office:value-type="string">
            <text:p>\d+\sstar</text:p>
          </table:table-cell>
          <table:table-cell office:value-type="string">
            <text:p>follow\sup</text:p>
          </table:table-cell>
          <table:table-cell table:number-columns-repeated="1015"/>
        </table:table-row>
        <table:table-row table:style-name="ro2">
          <table:table-cell office:value-type="string">
            <text:p>extra-\w+</text:p>
          </table:table-cell>
          <table:table-cell table:style-name="ce16" office:value-type="string">
            <text:p>air-worthiness</text:p>
          </table:table-cell>
          <table:table-cell table:style-name="ce16" office:value-type="string">
            <text:p>city-wide</text:p>
          </table:table-cell>
          <table:table-cell office:value-type="string">
            <text:p>hand-out</text:p>
          </table:table-cell>
          <table:table-cell office:value-type="string">
            <text:p>multi-level</text:p>
          </table:table-cell>
          <table:table-cell office:value-type="string">
            <text:p>pin-point</text:p>
          </table:table-cell>
          <table:table-cell table:style-name="ce16" office:value-type="string">
            <text:p>trouble-shooter</text:p>
          </table:table-cell>
          <table:table-cell table:style-name="ce18" office:value-type="string">
            <text:p>Af\swide</text:p>
          </table:table-cell>
          <table:table-cell table:style-name="Default" office:value-type="string">
            <text:p>fund\sraiser</text:p>
          </table:table-cell>
          <table:table-cell table:number-columns-repeated="1015"/>
        </table:table-row>
        <table:table-row table:style-name="ro2">
          <table:table-cell office:value-type="string">
            <text:p>infra-\w+</text:p>
          </table:table-cell>
          <table:table-cell table:style-name="ce16" office:value-type="string">
            <text:p>anti-terrorism</text:p>
          </table:table-cell>
          <table:table-cell table:style-name="ce16" office:value-type="string">
            <text:p>clean-up</text:p>
          </table:table-cell>
          <table:table-cell office:value-type="string">
            <text:p>hard-working</text:p>
          </table:table-cell>
          <table:table-cell office:value-type="string">
            <text:p>multi-million</text:p>
          </table:table-cell>
          <table:table-cell office:value-type="string">
            <text:p>policy-makers</text:p>
          </table:table-cell>
          <table:table-cell table:style-name="ce16" office:value-type="string">
            <text:p>trouble-shooting</text:p>
          </table:table-cell>
          <table:table-cell table:style-name="ce18" office:value-type="string">
            <text:p>attention\sto\sdetail</text:p>
          </table:table-cell>
          <table:table-cell office:value-type="string">
            <text:p>fund\sraising</text:p>
          </table:table-cell>
          <table:table-cell table:number-columns-repeated="1015"/>
        </table:table-row>
        <table:table-row table:style-name="ro2">
          <table:table-cell office:value-type="string">
            <text:p>inter-\w+</text:p>
          </table:table-cell>
          <table:table-cell table:style-name="ce16" office:value-type="string">
            <text:p>back-up</text:p>
          </table:table-cell>
          <table:table-cell table:style-name="ce16" office:value-type="string">
            <text:p>close-out</text:p>
          </table:table-cell>
          <table:table-cell office:value-type="string">
            <text:p>home-page</text:p>
          </table:table-cell>
          <table:table-cell office:value-type="string">
            <text:p>multi-phase</text:p>
          </table:table-cell>
          <table:table-cell office:value-type="string">
            <text:p>post-exercise</text:p>
          </table:table-cell>
          <table:table-cell table:style-name="ce16" office:value-type="string">
            <text:p>turn-around</text:p>
          </table:table-cell>
          <table:table-cell table:style-name="ce15" office:value-type="string">
            <text:p>award\swinning</text:p>
          </table:table-cell>
          <table:table-cell office:value-type="string">
            <text:p>go\sahead</text:p>
          </table:table-cell>
          <table:table-cell table:number-columns-repeated="1015"/>
        </table:table-row>
        <table:table-row table:style-name="ro2">
          <table:table-cell office:value-type="string">
            <text:p>inter-\w+</text:p>
          </table:table-cell>
          <table:table-cell table:style-name="ce16" office:value-type="string">
            <text:p>base-line</text:p>
          </table:table-cell>
          <table:table-cell table:style-name="ce16" office:value-type="string">
            <text:p>co-author</text:p>
          </table:table-cell>
          <table:table-cell office:value-type="string">
            <text:p>im-measurable</text:p>
          </table:table-cell>
          <table:table-cell office:value-type="string">
            <text:p>multi-phased</text:p>
          </table:table-cell>
          <table:table-cell office:value-type="string">
            <text:p>pro-active</text:p>
          </table:table-cell>
          <table:table-cell table:style-name="ce16" office:value-type="string">
            <text:p>turn-over</text:p>
          </table:table-cell>
          <table:table-cell table:style-name="ce15" office:value-type="string">
            <text:p>below\sthe\szone</text:p>
          </table:table-cell>
          <table:table-cell office:value-type="string">
            <text:p>go\sto</text:p>
          </table:table-cell>
          <table:table-cell table:number-columns-repeated="1015"/>
        </table:table-row>
        <table:table-row table:style-name="ro2">
          <table:table-cell office:value-type="string">
            <text:p>intra-\w+</text:p>
          </table:table-cell>
          <table:table-cell table:style-name="ce16" office:value-type="string">
            <text:p>base-wide</text:p>
          </table:table-cell>
          <table:table-cell table:style-name="ce17" office:value-type="string">
            <text:p>co-chair</text:p>
          </table:table-cell>
          <table:table-cell office:value-type="string">
            <text:p>in-still</text:p>
          </table:table-cell>
          <table:table-cell office:value-type="string">
            <text:p>multi-sensory</text:p>
          </table:table-cell>
          <table:table-cell office:value-type="string">
            <text:p>psycho-social</text:p>
          </table:table-cell>
          <table:table-cell table:style-name="ce16" office:value-type="string">
            <text:p>/w+-fold</text:p>
          </table:table-cell>
          <table:table-cell table:style-name="ce15" office:value-type="string">
            <text:p>best\scase</text:p>
          </table:table-cell>
          <table:table-cell office:value-type="string">
            <text:p>hard\spressed</text:p>
          </table:table-cell>
          <table:table-cell table:number-columns-repeated="1015"/>
        </table:table-row>
        <table:table-row table:style-name="ro2">
          <table:table-cell office:value-type="string">
            <text:p>like-\w+</text:p>
          </table:table-cell>
          <table:table-cell table:style-name="ce16" office:value-type="string">
            <text:p>battle-lab</text:p>
          </table:table-cell>
          <table:table-cell table:style-name="ce16" office:value-type="string">
            <text:p>co-develop</text:p>
          </table:table-cell>
          <table:table-cell office:value-type="string">
            <text:p>inter-net</text:p>
          </table:table-cell>
          <table:table-cell office:value-type="string">
            <text:p>multi-service</text:p>
          </table:table-cell>
          <table:table-cell office:value-type="string">
            <text:p>re-energize</text:p>
          </table:table-cell>
          <table:table-cell table:style-name="ce17" office:value-type="string">
            <text:p>ultra-lightweight</text:p>
          </table:table-cell>
          <table:table-cell table:style-name="ce18" office:value-type="string">
            <text:p>clear\scut</text:p>
          </table:table-cell>
          <table:table-cell table:style-name="Default" office:value-type="string">
            <text:p>1st\srate</text:p>
          </table:table-cell>
          <table:table-cell table:number-columns-repeated="1015"/>
        </table:table-row>
        <table:table-row table:style-name="ro2">
          <table:table-cell office:value-type="string">
            <text:p>macro-\w+</text:p>
          </table:table-cell>
          <table:table-cell table:style-name="ce16" office:value-type="string">
            <text:p>battle-staff</text:p>
          </table:table-cell>
          <table:table-cell table:style-name="ce16" office:value-type="string">
            <text:p>codirector</text:p>
          </table:table-cell>
          <table:table-cell office:value-type="string">
            <text:p>intra-net</text:p>
          </table:table-cell>
          <table:table-cell office:value-type="string">
            <text:p>multi-talented</text:p>
          </table:table-cell>
          <table:table-cell office:value-type="string">
            <text:p>re-engineered</text:p>
          </table:table-cell>
          <table:table-cell table:style-name="ce16" office:value-type="string">
            <text:p>war-fighter</text:p>
          </table:table-cell>
          <table:table-cell table:style-name="ce18" office:value-type="string">
            <text:p>co\sofficiate</text:p>
          </table:table-cell>
          <table:table-cell office:value-type="string">
            <text:p>jump\sstart</text:p>
          </table:table-cell>
          <table:table-cell table:number-columns-repeated="1015"/>
        </table:table-row>
        <table:table-row table:style-name="ro2">
          <table:table-cell office:value-type="string">
            <text:p>micro-\w+</text:p>
          </table:table-cell>
          <table:table-cell table:style-name="ce16" office:value-type="string">
            <text:p>bench-mark</text:p>
          </table:table-cell>
          <table:table-cell table:style-name="ce16" office:value-type="string">
            <text:p>co-lead</text:p>
          </table:table-cell>
          <table:table-cell office:value-type="string">
            <text:p>lap-top</text:p>
          </table:table-cell>
          <table:table-cell office:value-type="string">
            <text:p>multi-year</text:p>
          </table:table-cell>
          <table:table-cell office:value-type="string">
            <text:p>re-wrote</text:p>
          </table:table-cell>
          <table:table-cell table:style-name="ce16" office:value-type="string">
            <text:p>web-site</text:p>
          </table:table-cell>
          <table:table-cell table:style-name="ce15" office:value-type="string">
            <text:p>co\sorganize</text:p>
          </table:table-cell>
          <table:table-cell table:style-name="ce19" office:value-type="string">
            <text:p>kick\sstart</text:p>
          </table:table-cell>
          <table:table-cell table:number-columns-repeated="1015"/>
        </table:table-row>
        <table:table-row table:style-name="ro2">
          <table:table-cell office:value-type="string">
            <text:p>mid-\w+</text:p>
          </table:table-cell>
          <table:table-cell table:style-name="ce17" office:value-type="string">
            <text:p>bio-sensor</text:p>
          </table:table-cell>
          <table:table-cell table:style-name="ce16" office:value-type="string">
            <text:p>co-maker</text:p>
          </table:table-cell>
          <table:table-cell office:value-type="string">
            <text:p>level-headed</text:p>
          </table:table-cell>
          <table:table-cell table:style-name="ce17" office:value-type="string">
            <text:p>nation-wide</text:p>
          </table:table-cell>
          <table:table-cell table:style-name="ce17" office:value-type="string">
            <text:p>right-size</text:p>
          </table:table-cell>
          <table:table-cell table:style-name="ce17" office:value-type="string">
            <text:p>work-force</text:p>
          </table:table-cell>
          <table:table-cell table:style-name="ce18" office:value-type="string">
            <text:p>cross\sfunctional</text:p>
          </table:table-cell>
          <table:table-cell office:value-type="string">
            <text:p>light\s-year</text:p>
          </table:table-cell>
          <table:table-cell table:number-columns-repeated="1015"/>
        </table:table-row>
        <table:table-row table:style-name="ro2">
          <table:table-cell office:value-type="string">
            <text:p>multi-\w+</text:p>
          </table:table-cell>
          <table:table-cell table:style-name="ce17" office:value-type="string">
            <text:p>break-through</text:p>
          </table:table-cell>
          <table:table-cell table:style-name="ce16" office:value-type="string">
            <text:p>co-manage</text:p>
          </table:table-cell>
          <table:table-cell office:value-type="string">
            <text:p>life-saving</text:p>
          </table:table-cell>
          <table:table-cell office:value-type="string">
            <text:p>non-appropriated</text:p>
          </table:table-cell>
          <table:table-cell table:style-name="ce17" office:value-type="string">
            <text:p>set-up</text:p>
          </table:table-cell>
          <table:table-cell table:style-name="ce16" office:value-type="string">
            <text:p>work-horse</text:p>
          </table:table-cell>
          <table:table-cell table:style-name="ce18" office:value-type="string">
            <text:p>cross\sorganizational</text:p>
          </table:table-cell>
          <table:table-cell table:style-name="ce19" office:value-type="string">
            <text:p>low\scost</text:p>
          </table:table-cell>
          <table:table-cell table:number-columns-repeated="1015"/>
        </table:table-row>
        <table:table-row table:style-name="ro2">
          <table:table-cell office:value-type="string">
            <text:p>nano-\w+</text:p>
          </table:table-cell>
          <table:table-cell table:style-name="ce16" office:value-type="string">
            <text:p>build-up</text:p>
          </table:table-cell>
          <table:table-cell table:style-name="ce17" office:value-type="string">
            <text:p>counter-terrorism</text:p>
          </table:table-cell>
          <table:table-cell table:style-name="ce17" office:value-type="string">
            <text:p>light-weight</text:p>
          </table:table-cell>
          <table:table-cell table:style-name="ce17" office:value-type="string">
            <text:p>non-commissioned</text:p>
          </table:table-cell>
          <table:table-cell table:style-name="ce17" office:value-type="string">
            <text:p>show-stopper</text:p>
          </table:table-cell>
          <table:table-cell table:style-name="ce17" office:value-type="string">
            <text:p>work-load</text:p>
          </table:table-cell>
          <table:table-cell table:style-name="ce18" office:value-type="string">
            <text:p>dual\shatted</text:p>
          </table:table-cell>
          <table:table-cell office:value-type="string">
            <text:p>multi\sindustry</text:p>
          </table:table-cell>
          <table:table-cell table:number-columns-repeated="1015"/>
        </table:table-row>
        <table:table-row table:style-name="ro2">
          <table:table-cell office:value-type="string">
            <text:p>non-\w+</text:p>
          </table:table-cell>
          <table:table-cell table:style-name="ce17" office:value-type="string">
            <text:p>buy-back</text:p>
          </table:table-cell>
          <table:table-cell/>
          <table:table-cell office:value-type="string">
            <text:p>lynch-pin</text:p>
          </table:table-cell>
          <table:table-cell office:value-type="string">
            <text:p>non-hazardous</text:p>
          </table:table-cell>
          <table:table-cell table:style-name="ce17" office:value-type="string">
            <text:p>spear-head</text:p>
          </table:table-cell>
          <table:table-cell table:style-name="ce17" office:value-type="string">
            <text:p>work-place</text:p>
          </table:table-cell>
          <table:table-cell table:style-name="ce15" office:value-type="string">
            <text:p>e\smail</text:p>
          </table:table-cell>
          <table:table-cell office:value-type="string">
            <text:p>multi\sinstitutional</text:p>
          </table:table-cell>
          <table:table-cell table:number-columns-repeated="1015"/>
        </table:table-row>
        <table:table-row table:style-name="ro2">
          <table:table-cell office:value-type="string">
            <text:p>over-\w+</text:p>
          </table:table-cell>
          <table:table-cell table:number-columns-repeated="2"/>
          <table:table-cell office:value-type="string">
            <text:p>log-jam</text:p>
          </table:table-cell>
          <table:table-cell office:value-type="string">
            <text:p>non-lethal</text:p>
          </table:table-cell>
          <table:table-cell office:value-type="string">
            <text:p>stand-by</text:p>
          </table:table-cell>
          <table:table-cell table:style-name="ce17" office:value-type="string">
            <text:p>world-wide</text:p>
          </table:table-cell>
          <table:table-cell office:value-type="string">
            <text:p>DoD\swide</text:p>
          </table:table-cell>
          <table:table-cell office:value-type="string">
            <text:p>razor\ssharp</text:p>
          </table:table-cell>
          <table:table-cell table:number-columns-repeated="1015"/>
        </table:table-row>
        <table:table-row table:style-name="ro2">
          <table:table-cell office:value-type="string">
            <text:p>per-\w+</text:p>
          </table:table-cell>
          <table:table-cell table:number-columns-repeated="2"/>
          <table:table-cell table:style-name="Default"/>
          <table:table-cell office:value-type="string">
            <text:p>off-set</text:p>
          </table:table-cell>
          <table:table-cell office:value-type="string">
            <text:p>stand-out</text:p>
          </table:table-cell>
          <table:table-cell table:number-columns-repeated="2"/>
          <table:table-cell office:value-type="string">
            <text:p>rock\ssolid</text:p>
          </table:table-cell>
          <table:table-cell table:number-columns-repeated="1015"/>
        </table:table-row>
        <table:table-row table:style-name="ro2">
          <table:table-cell office:value-type="string">
            <text:p>post-\w+</text:p>
          </table:table-cell>
          <table:table-cell table:number-columns-repeated="2"/>
          <table:table-cell table:style-name="Default"/>
          <table:table-cell office:value-type="string">
            <text:p>on-board</text:p>
          </table:table-cell>
          <table:table-cell table:style-name="ce17" office:value-type="string">
            <text:p>sub-scale</text:p>
          </table:table-cell>
          <table:table-cell table:number-columns-repeated="2"/>
          <table:table-cell office:value-type="string">
            <text:p>self\sstarter</text:p>
          </table:table-cell>
          <table:table-cell table:number-columns-repeated="1015"/>
        </table:table-row>
        <table:table-row table:style-name="ro2">
          <table:table-cell office:value-type="string">
            <text:p>pre-\w+</text:p>
          </table:table-cell>
          <table:table-cell table:number-columns-repeated="2"/>
          <table:table-cell table:style-name="Default"/>
          <table:table-cell table:style-name="ce17" office:value-type="string">
            <text:p>on-going</text:p>
          </table:table-cell>
          <table:table-cell table:style-name="Default"/>
          <table:table-cell table:number-columns-repeated="2"/>
          <table:table-cell office:value-type="string">
            <text:p>sharp\seyed</text:p>
          </table:table-cell>
          <table:table-cell table:number-columns-repeated="1015"/>
        </table:table-row>
        <table:table-row table:style-name="ro2">
          <table:table-cell office:value-type="string">
            <text:p>pro-\w+</text:p>
          </table:table-cell>
          <table:table-cell table:number-columns-repeated="2"/>
          <table:table-cell table:style-name="Default"/>
          <table:table-cell office:value-type="string">
            <text:p>out-side</text:p>
          </table:table-cell>
          <table:table-cell table:style-name="Default"/>
          <table:table-cell table:number-columns-repeated="2"/>
          <table:table-cell office:value-type="string">
            <text:p>single\shandedly</text:p>
          </table:table-cell>
          <table:table-cell table:number-columns-repeated="1015"/>
        </table:table-row>
        <table:table-row table:style-name="ro2">
          <table:table-cell office:value-type="string">
            <text:p>proto-\w+</text:p>
          </table:table-cell>
          <table:table-cell table:number-columns-repeated="2"/>
          <table:table-cell table:style-name="Default"/>
          <table:table-cell office:value-type="string">
            <text:p>over-land</text:p>
          </table:table-cell>
          <table:table-cell table:style-name="Default"/>
          <table:table-cell table:number-columns-repeated="2"/>
          <table:table-cell office:value-type="string">
            <text:p>stand\sdown</text:p>
          </table:table-cell>
          <table:table-cell table:number-columns-repeated="1015"/>
        </table:table-row>
        <table:table-row table:style-name="ro2">
          <table:table-cell office:value-type="string">
            <text:p>re-\w+</text:p>
          </table:table-cell>
          <table:table-cell table:number-columns-repeated="2"/>
          <table:table-cell table:style-name="Default"/>
          <table:table-cell office:value-type="string">
            <text:p>over-time</text:p>
          </table:table-cell>
          <table:table-cell table:style-name="Default"/>
          <table:table-cell/>
          <table:table-cell table:style-name="ce18"/>
          <table:table-cell office:value-type="string">
            <text:p>Tri\sService</text:p>
          </table:table-cell>
          <table:table-cell table:number-columns-repeated="1015"/>
        </table:table-row>
        <table:table-row table:style-name="ro2">
          <table:table-cell office:value-type="string">
            <text:p>semi-\w+</text:p>
          </table:table-cell>
          <table:table-cell table:number-columns-repeated="2"/>
          <table:table-cell table:style-name="Default" table:number-columns-repeated="3"/>
          <table:table-cell/>
          <table:table-cell table:style-name="ce18"/>
          <table:table-cell table:style-name="ce19" office:value-type="string">
            <text:p>x\sray</text:p>
          </table:table-cell>
          <table:table-cell table:number-columns-repeated="1015"/>
        </table:table-row>
        <table:table-row table:style-name="ro2">
          <table:table-cell office:value-type="string">
            <text:p>sub-\w+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super-\w+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trans-\w+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ultra-\w+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un-\w+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office:value-type="string">
            <text:p>under-\w+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</table:table>
      <table:database-ranges>
        <table:database-range table:target-range-address="Overlook.A1:Overlook.C18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17">
      <number:text>#</number:text>
      <number:text-content/>
      <number:text>#</number:text>
    </number:text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1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0">01/20/2009</text:date>, <text:time>06:3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e Peterson</meta:initial-creator>
    <meta:creation-date>2009-01-01T17:35:53</meta:creation-date>
    <dc:date>2009-01-19T19:39:33</dc:date>
    <dc:creator>Joe Peterson</dc:creator>
    <meta:editing-duration>PT70H20M51S</meta:editing-duration>
    <meta:editing-cycles>80</meta:editing-cycles>
    <meta:generator>OpenOffice.org/3.0$Unix OpenOffice.org_project/300m14$Build-9376</meta:generator>
    <meta:document-statistic meta:table-count="10" meta:cell-count="1164" meta:object-count="0"/>
    <meta:user-defined meta:name="Info 1"/>
    <meta:user-defined meta:name="Info 2"/>
    <meta:user-defined meta:name="Info 3"/>
    <meta:user-defined meta:name="Info 4"/>
  </office:meta>
</office:document-meta>
</file>